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2.852cm"/>
    </style:style>
    <style:style style:name="co3" style:family="table-column">
      <style:table-column-properties fo:break-before="auto" style:column-width="3.859cm"/>
    </style:style>
    <style:style style:name="co4" style:family="table-column">
      <style:table-column-properties fo:break-before="auto" style:column-width="2.937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2.489cm"/>
    </style:style>
    <style:style style:name="co8" style:family="table-column">
      <style:table-column-properties fo:break-before="auto" style:column-width="2.041cm"/>
    </style:style>
    <style:style style:name="co9" style:family="table-column">
      <style:table-column-properties fo:break-before="auto" style:column-width="2.713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HOREQ">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7"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office:automatic-styles>
  <office:body>
    <office:spreadsheet>
      <table:calculation-settings table:case-sensitive="false" table:automatic-find-labels="false" table:use-regular-expressions="false"/>
      <table:table table:name="HOREQ"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8"/>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7" table:default-cell-style-name="ce8"/>
        <table:table-column table:style-name="co9" table:default-cell-style-name="ce2"/>
        <table:table-column table:style-name="co7" table:number-columns-repeated="247" table:default-cell-style-name="ce2"/>
        <table:table-column table:style-name="co7" table:number-columns-repeated="767" table:default-cell-style-name="Default"/>
        <table:table-row table:style-name="ro1">
          <table:table-cell table:style-name="ce1" office:value-type="string">
            <text:p>Horizon to Equatorial coordinate conversion</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Az degs</text:p>
          </table:table-cell>
          <table:table-cell table:style-name="ce5" office:value-type="float" office:value="283">
            <text:p>283</text:p>
          </table:table-cell>
          <table:table-cell table:number-columns-repeated="2"/>
          <table:table-cell table:style-name="ce3" office:value-type="string">
            <text:p>Output</text:p>
          </table:table-cell>
          <table:table-cell table:style-name="ce5" office:value-type="string">
            <text:p>HA hours</text:p>
          </table:table-cell>
          <table:table-cell table:style-name="ce5" table:formula="of:=DHHOUR([.C24])" office:value-type="float" office:value="5">
            <text:p>5</text:p>
          </table:table-cell>
          <table:table-cell office:value-type="string">
            <text:p>=DHHour(C24)</text:p>
          </table:table-cell>
          <table:table-cell table:style-name="ce4" table:number-columns-repeated="2"/>
          <table:table-cell table:number-columns-repeated="1013"/>
        </table:table-row>
        <table:table-row table:style-name="ro2">
          <table:table-cell table:style-name="ce4"/>
          <table:table-cell table:style-name="ce5" office:value-type="string">
            <text:p>Az mins</text:p>
          </table:table-cell>
          <table:table-cell table:style-name="ce5" office:value-type="float" office:value="16">
            <text:p>16</text:p>
          </table:table-cell>
          <table:table-cell table:number-columns-repeated="2"/>
          <table:table-cell table:style-name="ce4"/>
          <table:table-cell table:style-name="ce5" office:value-type="string">
            <text:p>HA mins</text:p>
          </table:table-cell>
          <table:table-cell table:style-name="ce5" table:formula="of:=DHMIN([.C24])" office:value-type="float" office:value="51">
            <text:p>51</text:p>
          </table:table-cell>
          <table:table-cell office:value-type="string">
            <text:p>=DHMin(C24)</text:p>
          </table:table-cell>
          <table:table-cell table:style-name="ce4" table:number-columns-repeated="2"/>
          <table:table-cell table:number-columns-repeated="1013"/>
        </table:table-row>
        <table:table-row table:style-name="ro2">
          <table:table-cell table:style-name="ce4"/>
          <table:table-cell table:style-name="ce5" office:value-type="string">
            <text:p>Az secs</text:p>
          </table:table-cell>
          <table:table-cell table:style-name="ce5" office:value-type="float" office:value="15.7">
            <text:p>15.7</text:p>
          </table:table-cell>
          <table:table-cell table:number-columns-repeated="2"/>
          <table:table-cell table:style-name="ce4"/>
          <table:table-cell table:style-name="ce5" office:value-type="string">
            <text:p>HA secs</text:p>
          </table:table-cell>
          <table:table-cell table:style-name="ce5" table:formula="of:=DHSEC([.C24])" office:value-type="float" office:value="44">
            <text:p>44</text:p>
          </table:table-cell>
          <table:table-cell office:value-type="string">
            <text:p>=DHSec(C24)</text:p>
          </table:table-cell>
          <table:table-cell table:style-name="ce4" table:number-columns-repeated="2"/>
          <table:table-cell table:number-columns-repeated="1013"/>
        </table:table-row>
        <table:table-row table:style-name="ro2">
          <table:table-cell table:style-name="ce4"/>
          <table:table-cell table:style-name="ce5" office:value-type="string">
            <text:p>alt degs</text:p>
          </table:table-cell>
          <table:table-cell table:style-name="ce5" office:value-type="float" office:value="19">
            <text:p>19</text:p>
          </table:table-cell>
          <table:table-cell table:number-columns-repeated="2"/>
          <table:table-cell table:style-name="ce4"/>
          <table:table-cell table:style-name="ce5" office:value-type="string">
            <text:p>dec degs</text:p>
          </table:table-cell>
          <table:table-cell table:style-name="ce5" table:formula="of:=DDDEG([.C18])" office:value-type="float" office:value="23">
            <text:p>23</text:p>
          </table:table-cell>
          <table:table-cell office:value-type="string">
            <text:p>=DDDeg(C18)</text:p>
          </table:table-cell>
          <table:table-cell table:style-name="ce4" table:number-columns-repeated="2"/>
          <table:table-cell table:number-columns-repeated="1013"/>
        </table:table-row>
        <table:table-row table:style-name="ro2">
          <table:table-cell table:style-name="ce4"/>
          <table:table-cell table:style-name="ce5" office:value-type="string">
            <text:p>alt mins</text:p>
          </table:table-cell>
          <table:table-cell table:style-name="ce5" office:value-type="float" office:value="20">
            <text:p>20</text:p>
          </table:table-cell>
          <table:table-cell table:number-columns-repeated="2"/>
          <table:table-cell table:style-name="ce4"/>
          <table:table-cell table:style-name="ce5" office:value-type="string">
            <text:p>dec mins</text:p>
          </table:table-cell>
          <table:table-cell table:style-name="ce5" table:formula="of:=DDMIN([.C18])" office:value-type="float" office:value="13">
            <text:p>13</text:p>
          </table:table-cell>
          <table:table-cell office:value-type="string">
            <text:p>=DDMin(C18)</text:p>
          </table:table-cell>
          <table:table-cell table:style-name="ce4" table:number-columns-repeated="2"/>
          <table:table-cell table:number-columns-repeated="1013"/>
        </table:table-row>
        <table:table-row table:style-name="ro2">
          <table:table-cell table:style-name="ce4"/>
          <table:table-cell table:style-name="ce5" office:value-type="string">
            <text:p>alt secs</text:p>
          </table:table-cell>
          <table:table-cell table:style-name="ce5" office:value-type="float" office:value="3.64">
            <text:p>3.64</text:p>
          </table:table-cell>
          <table:table-cell table:number-columns-repeated="2"/>
          <table:table-cell table:style-name="ce4"/>
          <table:table-cell table:style-name="ce5" office:value-type="string">
            <text:p>dec secs</text:p>
          </table:table-cell>
          <table:table-cell table:style-name="ce5" table:formula="of:=DDSEC([.C18])" office:value-type="float" office:value="10">
            <text:p>10</text:p>
          </table:table-cell>
          <table:table-cell office:value-type="string">
            <text:p>=DDSec(C18)</text:p>
          </table:table-cell>
          <table:table-cell table:style-name="ce4" table:number-columns-repeated="2"/>
          <table:table-cell table:number-columns-repeated="1013"/>
        </table:table-row>
        <table:table-row table:style-name="ro2">
          <table:table-cell table:style-name="ce4"/>
          <table:table-cell table:style-name="ce5" office:value-type="string">
            <text:p>geog lat</text:p>
          </table:table-cell>
          <table:table-cell table:style-name="ce5" office:value-type="float" office:value="52">
            <text:p>52</text:p>
          </table:table-cell>
          <table:table-cell/>
          <table:table-cell table:style-name="ce4" table:number-columns-repeated="4"/>
          <table:table-cell/>
          <table:table-cell table:style-name="ce4" table:number-columns-repeated="2"/>
          <table:table-cell table:number-columns-repeated="1013"/>
        </table:table-row>
        <table:table-row table:style-name="ro2">
          <table:table-cell table:style-name="ce4" table:number-columns-repeated="3"/>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1">
            <text:p>1</text:p>
          </table:table-cell>
          <table:table-cell table:style-name="ce4" office:value-type="string">
            <text:p>Az (degs)</text:p>
          </table:table-cell>
          <table:table-cell table:style-name="ce7" table:formula="of:=DMSDD([.C3];[.C4];[.C5])" office:value-type="float" office:value="283.271027777778">
            <text:p>283.2710278</text:p>
          </table:table-cell>
          <table:table-cell office:value-type="string">
            <text:p>=DMSDD(C3,C4,C5)</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2">
            <text:p>2</text:p>
          </table:table-cell>
          <table:table-cell table:style-name="ce4" office:value-type="string">
            <text:p>alt (degs)</text:p>
          </table:table-cell>
          <table:table-cell table:style-name="ce7" table:formula="of:=DMSDD([.C6];[.C7];[.C8])" office:value-type="float" office:value="19.3343444444444">
            <text:p>19.3343444</text:p>
          </table:table-cell>
          <table:table-cell office:value-type="string">
            <text:p>=DMSDD(C6,C7,C8)</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3">
            <text:p>3</text:p>
          </table:table-cell>
          <table:table-cell table:style-name="ce4" office:value-type="string">
            <text:p>alt (rads)</text:p>
          </table:table-cell>
          <table:table-cell table:style-name="ce7" table:formula="of:=RADIANS([.C12])" office:value-type="float" office:value="0.337447969270229">
            <text:p>0.3374480</text:p>
          </table:table-cell>
          <table:table-cell office:value-type="string">
            <text:p>=RADIANS(C12)</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4">
            <text:p>4</text:p>
          </table:table-cell>
          <table:table-cell table:style-name="ce4" office:value-type="string">
            <text:p>lat (rads)</text:p>
          </table:table-cell>
          <table:table-cell table:style-name="ce7" table:formula="of:=RADIANS([.C9])" office:value-type="float" office:value="0.907571211037051">
            <text:p>0.9075712</text:p>
          </table:table-cell>
          <table:table-cell office:value-type="string">
            <text:p>=RADIANS(C9)</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5">
            <text:p>5</text:p>
          </table:table-cell>
          <table:table-cell table:style-name="ce4" office:value-type="string">
            <text:p>Az (rads)</text:p>
          </table:table-cell>
          <table:table-cell table:style-name="ce7" table:formula="of:=RADIANS([.C11])" office:value-type="float" office:value="4.94401211023054">
            <text:p>4.9440121</text:p>
          </table:table-cell>
          <table:table-cell office:value-type="string">
            <text:p>=RADIANS(C11)</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6">
            <text:p>6</text:p>
          </table:table-cell>
          <table:table-cell table:style-name="ce4" office:value-type="string">
            <text:p>sin dec</text:p>
          </table:table-cell>
          <table:table-cell table:style-name="ce7" table:formula="of:=SIN([.C13])*SIN([.C14])+COS([.C13])*COS([.C14])*COS([.C15])" office:value-type="float" office:value="0.394253809023634">
            <text:p>0.3942538</text:p>
          </table:table-cell>
          <table:table-cell office:value-type="string">
            <text:p>=SIN(C13)*SIN(C14)+COS(C13)*COS(C14)*COS(C1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7">
            <text:p>7</text:p>
          </table:table-cell>
          <table:table-cell table:style-name="ce4" office:value-type="string">
            <text:p>dec (rads)</text:p>
          </table:table-cell>
          <table:table-cell table:style-name="ce7" table:formula="of:=ASIN([.C16])" office:value-type="float" office:value="0.405255751200589">
            <text:p>0.4052558</text:p>
          </table:table-cell>
          <table:table-cell office:value-type="string">
            <text:p>=ASIN(C16)</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8">
            <text:p>8</text:p>
          </table:table-cell>
          <table:table-cell table:style-name="ce4" office:value-type="string">
            <text:p>dec (degs)</text:p>
          </table:table-cell>
          <table:table-cell table:style-name="ce7" table:formula="of:=DEGREES([.C17])" office:value-type="float" office:value="23.2194441671975">
            <text:p>23.2194442</text:p>
          </table:table-cell>
          <table:table-cell office:value-type="string">
            <text:p>=DEGREES(C17)</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9">
            <text:p>9</text:p>
          </table:table-cell>
          <table:table-cell table:style-name="ce6" office:value-type="string">
            <text:p>y</text:p>
          </table:table-cell>
          <table:table-cell table:style-name="ce7" table:formula="of:=-COS([.C13])*COS([.C14])*SIN([.C15])" office:value-type="float" office:value="0.565425854436571">
            <text:p>0.5654259</text:p>
          </table:table-cell>
          <table:table-cell office:value-type="string">
            <text:p>=-COS(C13)*COS(C14)*SIN(C1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0">
            <text:p>10</text:p>
          </table:table-cell>
          <table:table-cell table:style-name="ce6" office:value-type="string">
            <text:p>x</text:p>
          </table:table-cell>
          <table:table-cell table:style-name="ce7" table:formula="of:=SIN([.C13])-SIN([.C14])*[.C16]" office:value-type="float" office:value="0.0204038287373836">
            <text:p>0.0204038</text:p>
          </table:table-cell>
          <table:table-cell office:value-type="string">
            <text:p>=SIN(C13)-SIN(C14)*C16</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1">
            <text:p>11</text:p>
          </table:table-cell>
          <table:table-cell table:style-name="ce6" office:value-type="string">
            <text:p>A</text:p>
          </table:table-cell>
          <table:table-cell table:style-name="ce7" table:formula="of:=ATAN2([.C20];[.C19])" office:value-type="float" office:value="1.53472620551469">
            <text:p>1.5347262</text:p>
          </table:table-cell>
          <table:table-cell office:value-type="string">
            <text:p>=ATAN2(C20,C19)</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2">
            <text:p>12</text:p>
          </table:table-cell>
          <table:table-cell table:style-name="ce6" office:value-type="string">
            <text:p>B</text:p>
          </table:table-cell>
          <table:table-cell table:style-name="ce7" table:formula="of:=DEGREES([.C21])" office:value-type="float" office:value="87.9333342841193">
            <text:p>87.9333343</text:p>
          </table:table-cell>
          <table:table-cell office:value-type="string">
            <text:p>=DEGREES(C21)</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3">
            <text:p>13</text:p>
          </table:table-cell>
          <table:table-cell table:style-name="ce4" office:value-type="string">
            <text:p>HA (degs)</text:p>
          </table:table-cell>
          <table:table-cell table:style-name="ce7" table:formula="of:=[.C22]-(360*INT([.C22]/360))" office:value-type="float" office:value="87.9333342841193">
            <text:p>87.9333343</text:p>
          </table:table-cell>
          <table:table-cell office:value-type="string">
            <text:p>=C22-(360*INT(C22/360))</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4">
            <text:p>14</text:p>
          </table:table-cell>
          <table:table-cell table:style-name="ce4" office:value-type="string">
            <text:p>HA (hours)</text:p>
          </table:table-cell>
          <table:table-cell table:style-name="ce7" table:formula="of:=DDDH([.C23])" office:value-type="float" office:value="5.86222228560795">
            <text:p>5.8622223</text:p>
          </table:table-cell>
          <table:table-cell office:value-type="string">
            <text:p>=DDDH(C23)</text:p>
          </table:table-cell>
          <table:table-cell table:style-name="ce4" table:number-columns-repeated="4"/>
          <table:table-cell/>
          <table:table-cell table:style-name="ce4" table:number-columns-repeated="2"/>
          <table:table-cell table:number-columns-repeated="1013"/>
        </table:table-row>
        <table:table-row table:style-name="ro2" table:number-rows-repeated="4">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number-rows-repeated="2">
          <table:table-cell/>
          <table:table-cell table:style-name="ce4"/>
          <table:table-cell table:number-columns-repeated="1022"/>
        </table:table-row>
        <table:table-row table:style-name="ro2" table:number-rows-repeated="65505">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6:58:47</text:time></text:p>
        </style:region-right>
      </style:header>
      <style:header-left style:display="false"/>
      <style:footer>
        <text:p>Page <text:page-number>1</text:page-number> / <text:page-count>99</text:page-count></text:p>
      </style:footer>
      <style:footer-left style:display="false"/>
    </style:master-page>
    <style:master-page style:name="PageStyle_5f_HOREQ" style:display-name="PageStyle_HOREQ"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6:58:47.70</dc:date>
    <meta:generator>OpenOffice.org/3.3$Win32 OpenOffice.org_project/330m20$Build-9567</meta:generator>
    <meta:editing-duration>PT54S</meta:editing-duration>
    <meta:editing-cycles>2</meta:editing-cycles>
    <meta:document-statistic meta:table-count="1" meta:cell-count="91"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